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IN" fo:font-weight="bold" style:language-asian="en" style:country-asian="IN" style:font-weight-asian="bold" style:font-name-complex="Times New Roman"/>
    </style:style>
    <style:style style:name="P3" style:family="paragraph" style:parent-style-name="Standard">
      <style:paragraph-properties fo:margin-top="0.071cm" fo:margin-bottom="0.071cm" loext:contextual-spacing="false"/>
      <style:text-properties fo:font-weight="bold" style:font-weight-asian="bold"/>
    </style:style>
    <style:style style:name="P4" style:family="paragraph" style:parent-style-name="Standard">
      <style:paragraph-properties fo:margin-top="0.071cm" fo:margin-bottom="0.071cm" loext:contextual-spacing="false" style:snap-to-layout-grid="false"/>
      <style:text-properties fo:font-weight="bold" style:font-weight-asian="bold"/>
    </style:style>
    <style:style style:name="P5" style:family="paragraph" style:parent-style-name="Standard">
      <style:paragraph-properties fo:margin-top="0.071cm" fo:margin-bottom="0.071cm" loext:contextual-spacing="false" style:snap-to-layout-grid="false"/>
    </style:style>
    <style:style style:name="P6" style:family="paragraph" style:parent-style-name="Heading">
      <style:text-properties officeooo:rsid="000d2484" officeooo:paragraph-rsid="000d2484"/>
    </style:style>
    <style:style style:name="P7" style:family="paragraph" style:parent-style-name="Heading">
      <style:paragraph-properties fo:margin-top="0cm" fo:margin-bottom="0.706cm" loext:contextual-spacing="false"/>
      <style:text-properties fo:font-size="20pt" style:font-size-asian="20pt"/>
    </style:style>
    <style:style style:name="P8" style:family="paragraph" style:parent-style-name="Heading_20_1" style:master-page-name="Convert_20_2">
      <style:paragraph-properties style:page-number="1"/>
    </style:style>
    <style:style style:name="P9" style:family="paragraph" style:parent-style-name="Header">
      <style:paragraph-properties>
        <style:tab-stops>
          <style:tab-stop style:position="8.255cm" style:type="center"/>
          <style:tab-stop style:position="16.986cm" style:type="right"/>
        </style:tab-stops>
      </style:paragraph-properties>
    </style:style>
    <style:style style:name="P10"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1" style:family="paragraph" style:parent-style-name="TOCEntry" style:master-page-name="Convert_20_1">
      <style:paragraph-properties fo:text-align="center" style:justify-single-word="false" style:page-number="auto"/>
    </style:style>
    <style:style style:name="P12" style:family="paragraph" style:parent-style-name="level_20_3_20_text" style:list-style-name="">
      <style:paragraph-properties fo:margin-left="2.381cm" fo:margin-right="0cm" fo:text-indent="0cm" style:auto-text-indent="false"/>
    </style:style>
    <style:style style:name="P13" style:family="paragraph" style:parent-style-name="level_20_3_20_text" style:list-style-name="">
      <style:paragraph-properties fo:margin-left="2.381cm" fo:margin-right="0cm" fo:text-indent="0cm" style:auto-text-indent="false"/>
      <style:text-properties style:font-name="Times New Roman" style:font-name-complex="Times New Roman"/>
    </style:style>
    <style:style style:name="P14" style:family="paragraph" style:parent-style-name="ByLine">
      <style:text-properties officeooo:rsid="000d2484" officeooo:paragraph-rsid="000d2484"/>
    </style:style>
    <style:style style:name="P15" style:family="paragraph" style:parent-style-name="line" style:master-page-name="Standard">
      <style:paragraph-properties style:page-number="1"/>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en" fo:country="IN" fo:font-weight="bold" style:language-asian="en" style:country-asian="IN" style:font-weight-asian="bold" style:font-name-complex="Times New Roman"/>
    </style:style>
    <style:style style:name="T3" style:family="text">
      <style:text-properties style:font-name="Times New Roman" style:font-name-complex="Times New Roman"/>
    </style:style>
    <style:style style:name="T4" style:family="text">
      <style:text-properties fo:language="en" fo:country="IN" style:language-asian="en" style:country-asian="IN"/>
    </style:style>
    <style:style style:name="T5" style:family="text">
      <style:text-properties fo:font-size="12pt" style:font-size-asian="12pt"/>
    </style:style>
    <style:style style:name="T6" style:family="text">
      <style:text-properties fo:font-style="normal" style:font-style-asian="normal"/>
    </style:style>
    <style:style style:name="T7" style:family="text">
      <style:text-properties officeooo:rsid="000d2484"/>
    </style:style>
    <style:style style:name="T8" style:family="text">
      <style:text-properties officeooo:rsid="000eaa0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Heading">Software Requirements Specification</text:p>
      <text:p text:style-name="P7">for</text:p>
      <text:p text:style-name="P6">Railway Reservation</text:p>
      <text:p text:style-name="P14">Alpha version</text:p>
      <text:p text:style-name="ByLine">Prepared by <text:span text:style-name="T7">S John S [15114060]</text:span></text:p>
      <text:p text:style-name="P14">OOAD Tutorial</text:p>
      <text:p text:style-name="P14">November 5, 2016</text:p>
      <text:p text:style-name="P11"><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0"><text:span text:style-name="T4">1.1<text:tab/>Purpose<text:tab/></text:span><text:a xlink:type="simple" xlink:href="#__RefHeading___Toc441230973" text:style-name="Index_20_Link" text:visited-style-name="Index_20_Link"><text:span text:style-name="T4">1</text:span></text:a></text:p>
          <text:p text:style-name="P10"><text:span text:style-name="T4">1.2<text:tab/>Document Conventions<text:tab/></text:span><text:a xlink:type="simple" xlink:href="#__RefHeading___Toc441230974" text:style-name="Index_20_Link" text:visited-style-name="Index_20_Link"><text:span text:style-name="T4">1</text:span></text:a></text:p>
          <text:p text:style-name="P10"><text:span text:style-name="T4">1.3<text:tab/>Intended Audience and Reading Suggestions<text:tab/></text:span><text:a xlink:type="simple" xlink:href="#__RefHeading___Toc441230975" text:style-name="Index_20_Link" text:visited-style-name="Index_20_Link"><text:span text:style-name="T4">1</text:span></text:a></text:p>
          <text:p text:style-name="P10"><text:span text:style-name="T4">1.4<text:tab/>Product Scope<text:tab/></text:span><text:a xlink:type="simple" xlink:href="#__RefHeading___Toc441230976" text:style-name="Index_20_Link" text:visited-style-name="Index_20_Link"><text:span text:style-name="T4">1</text:span></text:a></text:p>
          <text:p text:style-name="P10"><text:span text:style-name="T4">1.5<text:tab/>References<text:tab/></text:span><text:a xlink:type="simple" xlink:href="#__RefHeading___Toc441230977" text:style-name="Index_20_Link" text:visited-style-name="Index_20_Link"><text:span text:style-name="T4">1</text:span></text:a></text:p>
          <text:p text:style-name="Contents_20_1">2.<text:tab/>Overall Description<text:tab/><text:a xlink:type="simple" xlink:href="#__RefHeading___Toc441230978" text:style-name="Index_20_Link" text:visited-style-name="Index_20_Link">2</text:a></text:p>
          <text:p text:style-name="P10"><text:span text:style-name="T4">2.1<text:tab/>Product Perspective<text:tab/></text:span><text:a xlink:type="simple" xlink:href="#__RefHeading___Toc441230979" text:style-name="Index_20_Link" text:visited-style-name="Index_20_Link"><text:span text:style-name="T4">2</text:span></text:a></text:p>
          <text:p text:style-name="P10"><text:span text:style-name="T4">2.2<text:tab/>Product Functions<text:tab/></text:span><text:a xlink:type="simple" xlink:href="#__RefHeading___Toc441230980" text:style-name="Index_20_Link" text:visited-style-name="Index_20_Link"><text:span text:style-name="T4">2</text:span></text:a></text:p>
          <text:p text:style-name="P10"><text:span text:style-name="T4">2.3<text:tab/>User Classes and Characteristics<text:tab/></text:span><text:a xlink:type="simple" xlink:href="#__RefHeading___Toc441230981" text:style-name="Index_20_Link" text:visited-style-name="Index_20_Link"><text:span text:style-name="T4">2</text:span></text:a></text:p>
          <text:p text:style-name="P10"><text:span text:style-name="T4">2.4<text:tab/>Operating Environment<text:tab/></text:span><text:a xlink:type="simple" xlink:href="#__RefHeading___Toc441230982" text:style-name="Index_20_Link" text:visited-style-name="Index_20_Link"><text:span text:style-name="T4">2</text:span></text:a></text:p>
          <text:p text:style-name="P10"><text:span text:style-name="T4">2.5<text:tab/>Design and Implementation Constraints<text:tab/></text:span><text:a xlink:type="simple" xlink:href="#__RefHeading___Toc441230983" text:style-name="Index_20_Link" text:visited-style-name="Index_20_Link"><text:span text:style-name="T4">2</text:span></text:a></text:p>
          <text:p text:style-name="P10"><text:span text:style-name="T4">2.6<text:tab/>User Documentation<text:tab/></text:span><text:a xlink:type="simple" xlink:href="#__RefHeading___Toc441230984" text:style-name="Index_20_Link" text:visited-style-name="Index_20_Link"><text:span text:style-name="T4">2</text:span></text:a></text:p>
          <text:p text:style-name="P10"><text:span text:style-name="T4">2.7<text:tab/>Assumptions and Dependencies<text:tab/></text:span><text:a xlink:type="simple" xlink:href="#__RefHeading___Toc441230985" text:style-name="Index_20_Link" text:visited-style-name="Index_20_Link"><text:span text:style-name="T4">3</text:span></text:a></text:p>
          <text:p text:style-name="Contents_20_1">3.<text:tab/>External Interface Requirements<text:tab/><text:a xlink:type="simple" xlink:href="#__RefHeading___Toc441230986" text:style-name="Index_20_Link" text:visited-style-name="Index_20_Link">3</text:a></text:p>
          <text:p text:style-name="P10"><text:span text:style-name="T4">3.1<text:tab/>User Interfaces<text:tab/></text:span><text:a xlink:type="simple" xlink:href="#__RefHeading___Toc441230987" text:style-name="Index_20_Link" text:visited-style-name="Index_20_Link"><text:span text:style-name="T4">3</text:span></text:a></text:p>
          <text:p text:style-name="P10"><text:span text:style-name="T4">3.2<text:tab/>Hardware Interfaces<text:tab/></text:span><text:a xlink:type="simple" xlink:href="#__RefHeading___Toc441230988" text:style-name="Index_20_Link" text:visited-style-name="Index_20_Link"><text:span text:style-name="T4">3</text:span></text:a></text:p>
          <text:p text:style-name="P10"><text:span text:style-name="T4">3.3<text:tab/>Software Interfaces<text:tab/></text:span><text:a xlink:type="simple" xlink:href="#__RefHeading___Toc441230989" text:style-name="Index_20_Link" text:visited-style-name="Index_20_Link"><text:span text:style-name="T4">3</text:span></text:a></text:p>
          <text:p text:style-name="P10"><text:span text:style-name="T4">3.4<text:tab/>Communications Interfaces<text:tab/></text:span><text:a xlink:type="simple" xlink:href="#__RefHeading___Toc441230990" text:style-name="Index_20_Link" text:visited-style-name="Index_20_Link"><text:span text:style-name="T4">3</text:span></text:a></text:p>
          <text:p text:style-name="Contents_20_1">4.<text:tab/>System Features<text:tab/><text:a xlink:type="simple" xlink:href="#__RefHeading___Toc441230991" text:style-name="Index_20_Link" text:visited-style-name="Index_20_Link">4</text:a></text:p>
          <text:p text:style-name="P10"><text:span text:style-name="T4">4.1<text:tab/>System Feature 1<text:tab/></text:span><text:a xlink:type="simple" xlink:href="#__RefHeading___Toc441230992" text:style-name="Index_20_Link" text:visited-style-name="Index_20_Link"><text:span text:style-name="T4">4</text:span></text:a></text:p>
          <text:p text:style-name="P10"><text:span text:style-name="T4">4.2<text:tab/>System Feature 2 (and so on)<text:tab/></text:span><text:a xlink:type="simple" xlink:href="#__RefHeading___Toc441230993" text:style-name="Index_20_Link" text:visited-style-name="Index_20_Link"><text:span text:style-name="T4">4</text:span></text:a></text:p>
          <text:p text:style-name="Contents_20_1">5.<text:tab/>Other Nonfunctional Requirements<text:tab/><text:a xlink:type="simple" xlink:href="#__RefHeading___Toc441230994" text:style-name="Index_20_Link" text:visited-style-name="Index_20_Link">4</text:a></text:p>
          <text:p text:style-name="P10"><text:span text:style-name="T4">5.1<text:tab/>Performance Requirements<text:tab/></text:span><text:a xlink:type="simple" xlink:href="#__RefHeading___Toc441230995" text:style-name="Index_20_Link" text:visited-style-name="Index_20_Link"><text:span text:style-name="T4">4</text:span></text:a></text:p>
          <text:p text:style-name="P10"><text:span text:style-name="T4">5.2<text:tab/>Safety Requirements<text:tab/></text:span><text:a xlink:type="simple" xlink:href="#__RefHeading___Toc441230996" text:style-name="Index_20_Link" text:visited-style-name="Index_20_Link"><text:span text:style-name="T4">5</text:span></text:a></text:p>
          <text:p text:style-name="P10"><text:span text:style-name="T4">5.3<text:tab/>Security Requirements<text:tab/></text:span><text:a xlink:type="simple" xlink:href="#__RefHeading___Toc441230997" text:style-name="Index_20_Link" text:visited-style-name="Index_20_Link"><text:span text:style-name="T4">5</text:span></text:a></text:p>
          <text:p text:style-name="P10"><text:span text:style-name="T4">5.4<text:tab/>Software Quality Attributes<text:tab/></text:span><text:a xlink:type="simple" xlink:href="#__RefHeading___Toc441230998" text:style-name="Index_20_Link" text:visited-style-name="Index_20_Link"><text:span text:style-name="T4">5</text:span></text:a></text:p>
          <text:p text:style-name="P10"><text:span text:style-name="T4">5.5<text:tab/>Business Rules<text:tab/></text:span><text:a xlink:type="simple" xlink:href="#__RefHeading___Toc441230999" text:style-name="Index_20_Link" text:visited-style-name="Index_20_Link"><text:span text:style-name="T4">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Name</text:p>
          </table:table-cell>
          <table:table-cell table:style-name="Table1.B1" office:value-type="string">
            <text:p text:style-name="P3">Date</text:p>
          </table:table-cell>
          <table:table-cell table:style-name="Table1.B1" office:value-type="string">
            <text:p text:style-name="P3">Reason For Changes</text:p>
          </table:table-cell>
          <table:table-cell table:style-name="Table1.D1" office:value-type="string">
            <text:p text:style-name="P3">Version</text:p>
          </table:table-cell>
        </table:table-row>
        <table:table-row table:style-name="Table1.1">
          <table:table-cell table:style-name="Table1.A2" office:value-type="string">
            <text:p text:style-name="P4"/>
          </table:table-cell>
          <table:table-cell table:style-name="Table1.B2" office:value-type="string">
            <text:p text:style-name="P5"/>
          </table:table-cell>
          <table:table-cell table:style-name="Table1.B2" office:value-type="string">
            <text:p text:style-name="P5"/>
          </table:table-cell>
          <table:table-cell table:style-name="Table1.D2" office:value-type="string">
            <text:p text:style-name="P5"/>
          </table:table-cell>
        </table:table-row>
        <table:table-row table:style-name="Table1.1">
          <table:table-cell table:style-name="Table1.A3" office:value-type="string">
            <text:p text:style-name="P5"/>
          </table:table-cell>
          <table:table-cell table:style-name="Table1.B3" office:value-type="string">
            <text:p text:style-name="P5"/>
          </table:table-cell>
          <table:table-cell table:style-name="Table1.B3" office:value-type="string">
            <text:p text:style-name="P5"/>
          </table:table-cell>
          <table:table-cell table:style-name="Table1.D3" office:value-type="string">
            <text:p text:style-name="P5"/>
          </table:table-cell>
        </table:table-row>
      </table:table>
      <text:p text:style-name="P1"/>
      <text:p text:style-name="P1"/>
      <text:h text:style-name="P8"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template">&lt;Identify the product whose software requirements are specified in this document, including the revision or release number. Describe the scope of the product that is covered by this SRS, particularly if this SRS describes only part of the system or a single subsystem.&gt;</text:p>
      <text:h text:style-name="Heading_20_2" text:outline-level="2"><text:bookmark-start text:name="__RefHeading___Toc441230974"/>Document Conventions<text:bookmark-end text:name="__RefHeading___Toc441230974"/></text:h>
      <text:p text:style-name="template">&lt;Describe any standards or typographical conventions that were followed when writing this SRS, such as fonts or highlighting that have special significance. For example, state whether priorities <text:s/>for higher-level requirements are assumed to be inherited by detailed requirements, or whether every requirement statement is to have its own priority.&gt;</text:p>
      <text:h text:style-name="Heading_20_2" text:outline-level="2"><text:bookmark-start text:name="__RefHeading___Toc441230975"/>Intended Audience and Reading Suggestions<text:bookmark-end text:name="__RefHeading___Toc441230975"/></text:h>
      <text:p text:style-name="template">&lt;Describe the different types of reader that the document is intended for, such as developers, project managers, marketing staff, users, testers, and documentation writers. Describe what the rest of this SRS contains and how it is organized. Suggest a sequence for reading the document, beginning with the overview sections and proceeding through the sections that are most pertinent to each reader type.&gt;</text:p>
      <text:h text:style-name="Heading_20_2" text:outline-level="2"><text:bookmark-start text:name="__RefHeading___Toc441230976"/>Product Scope<text:bookmark-end text:name="__RefHeading___Toc441230976"/></text:h>
      <text:p text:style-name="template">&lt;Provide a short description of the software being specified and its purpose, including relevant benefits, objectives, and goals. Relate the software to corporate goals or business strategies. If a separate vision and scope document is available, refer to it rather than duplicating its contents here.&gt;</text:p>
      <text:h text:style-name="Heading_20_2" text:outline-level="2"><text:bookmark-start text:name="__RefHeading___Toc441230977"/>References<text:bookmark-end text:name="__RefHeading___Toc441230977"/></text:h>
      <text:p text:style-name="template">&lt;List any other documents or Web addresses to which this SRS refers. These may include user interface style guides, contracts, standards, system requirements specifications, use case documents, or a vision and scope document. Provide enough information so that the reader could access a copy of each reference, including title, author, version number, date, and source or location.&gt;</text:p>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441230980"/>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text:bookmark-start text:name="__RefHeading___Toc441230982"/>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441230984"/><text:soft-page-break/>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text:soft-page-break/>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12">&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12">&lt;List the sequences of user actions and system responses that stimulate the behavior defined for this feature. These will correspond to the dialog elements associated with use cases.&gt;</text:p>
      <text:p text:style-name="level_20_4">4.1.3<text:tab/>Functional Requirements</text:p>
      <text:p text:style-name="P12">&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13"/>
      <text:p text:style-name="P12">&lt;Each requirement should be uniquely identified with a sequence number or a meaningful tag of some kind.&gt;</text:p>
      <text:p text:style-name="P13"/>
      <text:p text:style-name="requirement">REQ-1:<text:tab/></text:p>
      <text:p text:style-name="requirement">REQ-2:<text:tab/></text:p>
      <text:h text:style-name="Heading_20_2" text:outline-level="2"><text:bookmark-start text:name="__RefHeading___Toc441230993"/><text:soft-page-break/>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Other Requirements<text:bookmark-end text:name="__RefHeading___Toc441231000"/></text:h>
      <text:p text:style-name="template"><text:soft-page-break/>&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6">.&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0eaa01"/>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master-page style:name="Convert_20_1" style:display-name="Convert 1" style:page-layout-name="Mpm2">
      <style:header>
        <text:p text:style-name="Header">Software<text:span text:style-name="MT1"> </text:span>Requirements Specification for <text:span text:style-name="MT2">Railway Reservation<text:tab/></text:span><text:tab/><text:tab/>Page <text:page-number text:select-page="current">ii</text:page-number></text:p>
      </style:header>
      <style:footer>
        <text:p text:style-name="Footer"/>
      </style:footer>
    </style:master-page>
    <style:master-page style:name="Convert_20_2" style:display-name="Convert 2" style:page-layout-name="Mpm3">
      <style:header>
        <text:p text:style-name="MP1">Software<text:span text:style-name="MT1"> </text:span>Requirements Specification for <text:span text:style-name="MT2">Railway Reservation</text:span><text:tab/><text:tab/>Pag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07-01-30T20:27:00</meta:creation-date>
    <dc:date>2016-11-06T00:43:40.594534493</dc:date>
    <meta:editing-cycles>5</meta:editing-cycles>
    <meta:editing-duration>PT5M54S</meta:editing-duration>
    <meta:generator>LibreOffice/5.0.6.2$Linux_X86_64 LibreOffice_project/00m0$Build-2</meta:generator>
    <meta:document-statistic meta:table-count="1" meta:image-count="0" meta:object-count="0" meta:page-count="8" meta:paragraph-count="117" meta:word-count="1955" meta:character-count="13129" meta:non-whitespace-character-count="11313"/>
  </office:meta>
</office:document-meta>
</file>